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ext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Text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08cm"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)" style:num-format="a">
        <style:list-level-properties text:space-before="0.08cm" text:min-label-width="0.499cm"/>
      </text:list-level-style-number>
      <text:list-level-style-bullet text:level="3" text:style-name="Bullet_20_Symbols" style:num-prefix=" " style:num-suf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dybos susirinkimo protokolas</text:h>
      <text:p text:style-name="P1">(2009-09-02)</text:p>
      <text:p text:style-name="P1"/>
      <text:p text:style-name="P2">Dalyvauja:</text:p>
      <text:p text:style-name="P3">Jaroslav Šatkevič </text:p>
      <text:p text:style-name="P3">Saulius Gražulis</text:p>
      <text:p text:style-name="P3">Tomas Jonušas</text:p>
      <text:p text:style-name="P3">Tomas Žeimys</text:p>
      <text:p text:style-name="P3">Mykolas Okulič-Kazarinas</text:p>
      <text:p text:style-name="P3">Gintas Balčiūnas</text:p>
      <text:p text:style-name="P2"/>
      <text:p text:style-name="P2">Darbotvarkė:</text:p>
      <text:list xml:id="list42482883" text:style-name="L1">
        <text:list-item>
          <text:p text:style-name="P7">Einamieji klausimai</text:p>
        </text:list-item>
        <text:list-item>
          <text:p text:style-name="P7">Narystės klausimai</text:p>
        </text:list-item>
        <text:list-item>
          <text:p text:style-name="P7">OPENCON organizavimas</text:p>
        </text:list-item>
      </text:list>
      <text:p text:style-name="P3"/>
      <text:list xml:id="list42483141" text:style-name="L2">
        <text:list-item>
          <text:p text:style-name="P5">Einamieji klausimai</text:p>
        </text:list-item>
      </text:list>
      <text:p text:style-name="Text_20_body"/>
      <text:p text:style-name="Text_20_body">APTARIAMA: Yra steigiama visuminio ugdymo organizacija „Noriu į mokyklą“, AKL galėtų tapti steigėju ir taip prisidėti prie švietimo reformos.</text:p>
      <text:p text:style-name="Text_20_body">NUTARTA: AKL norėtų sudalyvauti jeigu nario mokestis bus ne didesnis nei 100 lt per metus. Valdyba nutarė įgalioti Tomą Jonušą atstovauti AKL'ui šios organizacijos veikloje.</text:p>
      <text:p text:style-name="Text_20_body"/>
      <text:p text:style-name="Text_20_body">APTARIAMA: IVPK atstovė skambino Sauliui ir prašė konsultacijos. Šiuo metu svarstoma galimybė Vyriausybei pereiti prie atviro kodo programinės įrangos. </text:p>
      <text:p text:style-name="Text_20_body">NUTARTA: Saulius nueis į IVPK ir praves mini konsultaciją. AKL valdyba rekomenduoja nedaryti vietinių galimybių studijų, bet remtis Europos sąjungos institucijų atliktomis studijomis, jas išversti ir adaptuoti Lietuvos realijoms.</text:p>
      <text:p text:style-name="Text_20_body">Reikia surasti galimybių studiją, kuri įvertina, ar įmanoma įdiegti AK, kiek kainuoja migravimas ir t.t. Saulius ir Gintas apsiėmė surasti ir išanalizuoti jau egzistuojančias galimybių studijas.</text:p>
      <text:p text:style-name="Text_20_body"/>
      <text:p text:style-name="Text_20_body">APTARIAMA: Žinių radijas turi dienos klausimus. Mes irgi galėtume iškelti dienos klausimą, pvz., „Ar verta mokėti už licencijas ar migruoti prie Linux?“. Galėtų pasisakyti Petras Auštrevičius, AKL atstovai bei kiti interesantai.</text:p>
      <text:p text:style-name="Text_20_body">NUTARTA: Gintas sukontaktuos su Žinių radiju ir paderins, kada galėtume iškelti klausimą.</text:p>
      <text:p text:style-name="Text_20_body"/>
      <text:p text:style-name="Text_20_body">APTARIAMA: Prasidėjo ruduo, todėl reikėtų suorganizuoti dar vieną Politinio komiteto susitikimą ir pradėti aktyvius veiksmus.</text:p>
      <text:p text:style-name="Text_20_body">NUTARTA: </text:p>
      <text:p text:style-name="Text_20_body"><text:soft-page-break/></text:p>
      <text:p text:style-name="P2"><text:s/>2. Narystės klausimai</text:p>
      <text:p text:style-name="P4">NUTARTA: priimti į narius:</text:p>
      <text:list xml:id="list42476313" text:style-name="L3">
        <text:list-item>
          <text:p text:style-name="P10">ICG (activity solutions) </text:p>
        </text:list-item>
        <text:list-item>
          <text:p text:style-name="P10">Gytis Karčiauskas </text:p>
        </text:list-item>
        <text:list-item>
          <text:p text:style-name="P10">IĮ "Teraxit", atstovauja Donatas Stonys</text:p>
        </text:list-item>
        <text:list-item>
          <text:p text:style-name="P10">Zigmantas Orvidas </text:p>
        </text:list-item>
      </text:list>
      <text:p text:style-name="P4"/>
      <text:p text:style-name="P4">SPRĘSTA: Priminti apie nario mokesčio mokėjimą seniems AKL nariams</text:p>
      <text:p text:style-name="P4">NUTARTA: Saulius nusiųs el. laišką su raginimu sumokėti nario mokestį visiems AKL skolininkams. Padaryti tai reikia iki rugsėjo 13 dienos.</text:p>
      <text:p text:style-name="P4"/>
      <text:p text:style-name="P2">3. OPENCON organizavimas</text:p>
      <text:p text:style-name="P3">Prieš mėnesį įvyko org. Komiteto susitikimas kur buvo nutarta, kad bus organizuojama ne Ubucon konferencija, bet OpenCon; taip norima pabrėžti, kad tai konferencija ne vien apie Ubuntu bei apie atviro kodo programinę įrangą.</text:p>
      <text:p text:style-name="P3">Konferencija bus išskaidyta į 3 dalis (3 patalpos vienu metus):</text:p>
      <text:list xml:id="list42493335" text:style-name="L4">
        <text:list-item>
          <text:p text:style-name="P8">Diegynė</text:p>
        </text:list-item>
        <text:list-item>
          <text:p text:style-name="P8">Programų kūrėjams ir bendruomenei</text:p>
        </text:list-item>
        <text:list-item>
          <text:p text:style-name="P8">Vyriausybės bei verslo atstovams</text:p>
        </text:list-item>
      </text:list>
      <text:p text:style-name="P3">Planuojama pakviesti kitų atviro kodo bendruomenių atstovus (Openoffce.lt, Mandriva, Suse, Mozilla ir t.t.). Taip pat planuojama pritraukti pranešėjus iš užsienio.</text:p>
      <text:p text:style-name="P3">Kol kas neašku, kur vyktų konferencija, tačiau yra keli variantai:</text:p>
      <text:list xml:id="list42468474" text:style-name="L5">
        <text:list-item>
          <text:p text:style-name="P9">Lietuvos viešbučio konferencijų salės (jei atsirastų pakankamai rėmėjų)</text:p>
        </text:list-item>
        <text:list-item>
          <text:p text:style-name="P9">VU centriniai rūmai</text:p>
        </text:list-item>
        <text:list-item>
          <text:p text:style-name="P9">Mykolo Riomerio universiteto konferencijų salės</text:p>
        </text:list-item>
      </text:list>
      <text:p text:style-name="P3"/>
      <text:p text:style-name="P3">Tomas Žeimys įsipareigojo parašyti laišką į akl ir ubuntu el.pašto konferencijas (iki rugsėjo 6 d.) su tikslesniu aprašy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lt" style:country-asian="LT" style:font-size-complex="12pt" style:language-complex="lt" style:country-complex="L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DejaVu Sans" style:font-size-asian="12pt" style:language-asian="lt" style:country-asian="LT" style:font-name-complex="DejaVu Sans" style:font-size-complex="12pt" style:language-complex="lt" style:country-complex="L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" style:default-outline-level="1" style:class="text" style:master-page-name="">
      <style:paragraph-properties fo:text-align="center" style:justify-single-word="false" style:page-number="auto">
        <style:tab-stops/>
      </style:paragraph-properties>
      <style:text-properties fo:font-size="18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Kristina Kudriašova</meta:initial-creator>
    <meta:creation-date>2006-12-06T20:31:21</meta:creation-date>
    <dc:date>2009-09-05T22:44:13.88</dc:date>
    <dc:language>lt-LT</dc:language>
    <meta:editing-cycles>12</meta:editing-cycles>
    <meta:editing-duration>PT07H21M33S</meta:editing-duration>
    <meta:document-statistic meta:table-count="0" meta:image-count="0" meta:object-count="0" meta:page-count="2" meta:paragraph-count="43" meta:word-count="386" meta:character-count="2824"/>
    <dc:creator>Rimas Kudelis</dc:creator>
    <meta:user-defined meta:name="Info 1"/>
    <meta:user-defined meta:name="Info 2"/>
    <meta:user-defined meta:name="Info 3"/>
    <meta:user-defined meta:name="Info 4"/>
  </office:meta>
</office:document-meta>
</file>